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490e9e" officeooo:paragraph-rsid="00490e9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65c902" officeooo:paragraph-rsid="0065c90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736b1d" officeooo:paragraph-rsid="00736b1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242ae4" officeooo:paragraph-rsid="008dd9f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1c0208"/>
    </style:style>
    <style:style style:name="P8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1" fo:font-size="12pt" fo:font-weight="bold" officeooo:rsid="006b4547" officeooo:paragraph-rsid="00736b1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bcd9a" officeooo:paragraph-rsid="008be00c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dd9f4" officeooo:paragraph-rsid="008dd9f4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dd9f4" officeooo:paragraph-rsid="008dd9f4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7157e" officeooo:paragraph-rsid="0077157e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fa722" officeooo:paragraph-rsid="008fa722" style:font-size-asian="12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912e89" officeooo:paragraph-rsid="00912e8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912e89" officeooo:paragraph-rsid="00912e89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8afba2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91c6e4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8dd9f4" officeooo:paragraph-rsid="008dd9f4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912e89" officeooo:paragraph-rsid="00912e89"/>
    </style:style>
    <style:style style:name="T1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1" fo:font-size="12pt" fo:font-weight="normal" officeooo:rsid="005c1f01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1" fo:font-size="12pt" fo:font-weight="normal" officeooo:rsid="008dd9f4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weight="normal" officeooo:rsid="008afba2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weight="normal" officeooo:rsid="0091c6e4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weight="bold" officeooo:rsid="0085d392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1" fo:font-size="12pt" fo:font-weight="bold" officeooo:rsid="00490e9e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1" fo:font-size="12pt" fo:font-weight="bold" officeooo:rsid="00869b91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1" fo:font-size="12pt" fo:font-weight="bold" officeooo:rsid="00879e63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1" fo:font-size="12pt" fo:font-weight="bold" officeooo:rsid="008a2836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1" fo:font-size="12pt" fo:font-weight="bold" officeooo:rsid="005c1f01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1" fo:font-size="12pt" fo:font-weight="bold" officeooo:rsid="008afba2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1" fo:font-size="12pt" fo:font-weight="bold" officeooo:rsid="008dd9f4" style:font-size-asian="12pt" style:font-weight-asian="bold" style:font-size-complex="12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8afba2" style:font-weight-asian="bold" style:font-weight-complex="bold"/>
    </style:style>
    <style:style style:name="T17" style:family="text">
      <style:text-properties fo:font-weight="bold" officeooo:rsid="005c1f01" style:font-weight-asian="bold" style:font-weight-complex="bold"/>
    </style:style>
    <style:style style:name="T18" style:family="text">
      <style:text-properties fo:font-weight="bold" officeooo:rsid="006fa10d" style:font-weight-asian="bold" style:font-weight-complex="bold"/>
    </style:style>
    <style:style style:name="T19" style:family="text">
      <style:text-properties officeooo:rsid="008afba2"/>
    </style:style>
    <style:style style:name="T20" style:family="text">
      <style:text-properties officeooo:rsid="0091c6e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0">3</text:span><text:span text:style-name="T11">0</text:span><text:span text:style-name="T10">1</text:span><text:span text:style-name="T7"> - </text:span><text:span text:style-name="T9">Flight - </text:span><text:span text:style-name="T8">Takeoff, </text:span><text:span text:style-name="T6">Landing, Jettison</text:span></text:p>
      <text:p text:style-name="P2"/>
      <text:p text:style-name="P16">Taxi</text:p>
      <text:list xml:id="list2098268311" text:style-name="L4">
        <text:list-item>
          <text:p text:style-name="P14">Hold stick aft of neutral to engage tailwheel lock. <text:s/>While locked, rudder pedals steer tailwheel.</text:p>
        </text:list-item>
      </text:list>
      <text:p text:style-name="P2"/>
      <text:p text:style-name="P1">Takeoff</text:p>
      <text:list xml:id="list2439506179" text:style-name="L1">
        <text:list-item>
          <text:p text:style-name="P9"><text:span text:style-name="T17">Canopy</text:span><text:span text:style-name="T12"> ... </text:span><text:span text:style-name="T17">Close </text:span><text:span text:style-name="T18">(T7 down)</text:span></text:p>
        </text:list-item>
        <text:list-item>
          <text:p text:style-name="P17"><text:span text:style-name="T12">Flaps</text:span><text:span text:style-name="T2"> ... </text:span><text:span text:style-name="T14">Up</text:span><text:span text:style-name="T3"> for normal takeoff, or </text:span><text:span text:style-name="T13">15</text:span><text:span text:style-name="T14">-</text:span><text:span text:style-name="T13">20 deg</text:span><text:span text:style-name="T4"> for minimum takeoff run</text:span></text:p>
        </text:list-item>
        <text:list-item>
          <text:p text:style-name="P20"><text:span text:style-name="T4">S</text:span><text:span text:style-name="T1">et max RPM (3000), smoothly throttle up to max takeoff power (61 in Hg).</text:span></text:p>
        </text:list-item>
        <text:list-item>
          <text:p text:style-name="P19"><text:span text:style-name="T4">H</text:span><text:span text:style-name="T1">old aft stick to keep tail down and tail wheel locked until rudder becomes effective.</text:span></text:p>
        </text:list-item>
        <text:list-item>
          <text:p text:style-name="P10">Gently release aft stick pressure and let airplane fly up from the ground in 3-point attitude.</text:p>
        </text:list-item>
        <text:list-item>
          <text:p text:style-name="P10">Gear up before 170 mph.</text:p>
        </text:list-item>
        <text:list-item>
          <text:p text:style-name="P10">Flaps up before 275 mph.</text:p>
        </text:list-item>
        <text:list-item>
          <text:p text:style-name="P18"><text:span text:style-name="T5">Reduce power to max continuous (46 in Hg, 2700 RPM)</text:span></text:p>
        </text:list-item>
        <text:list-item>
          <text:p text:style-name="P12"><text:span text:style-name="T15">Best climb speed</text:span> is <text:span text:style-name="T16">170 mph IAS</text:span><text:span text:style-name="T19">.</text:span></text:p>
        </text:list-item>
      </text:list>
      <text:p text:style-name="P5"/>
      <text:p text:style-name="P3">Landing</text:p>
      <text:list xml:id="list2029345067" text:style-name="L2">
        <text:list-item>
          <text:p text:style-name="P11">Set 2700 RPM.</text:p>
        </text:list-item>
        <text:list-item>
          <text:p text:style-name="P11">Below 170 mph, gear down.</text:p>
        </text:list-item>
        <text:list-item>
          <text:p text:style-name="P11">Maintain 150 mph in traffic pattern.</text:p>
        </text:list-item>
        <text:list-item>
          <text:p text:style-name="P11">(optional) Use 15 deg flaps for steeper approach.</text:p>
        </text:list-item>
        <text:list-item>
          <text:p text:style-name="P11">When turning on final approach, lower flaps to full (under 165 mph)</text:p>
        </text:list-item>
        <text:list-item>
          <text:p text:style-name="P11">Approach speed approx 115 to 120 mph IAS.</text:p>
        </text:list-item>
        <text:list-item>
          <text:p text:style-name="P11">Cut throttle and flare, do a 3-point landing, approx 90 mph IAS.</text:p>
        </text:list-item>
      </text:list>
      <text:p text:style-name="P6"/>
      <text:p text:style-name="P4">Jettison</text:p>
      <text:list xml:id="list4178688543" text:style-name="L3">
        <text:list-item>
          <text:p text:style-name="P13">Cannot carry droptanks??</text:p>
        </text:list-item>
      </text:list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0H46M9S</meta:editing-duration>
    <meta:editing-cycles>112</meta:editing-cycles>
    <meta:generator>LibreOffice/7.0.3.1$Windows_X86_64 LibreOffice_project/d7547858d014d4cf69878db179d326fc3483e082</meta:generator>
    <dc:date>2022-04-28T12:17:36.823000000</dc:date>
    <meta:document-statistic meta:table-count="0" meta:image-count="0" meta:object-count="0" meta:page-count="1" meta:paragraph-count="23" meta:word-count="191" meta:character-count="997" meta:non-whitespace-character-count="846"/>
  </office:meta>
</office:document-meta>
</file>